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1" style:family="paragraph" style:parent-style-name="Heading_20_1">
      <style:text-properties officeooo:rsid="0010924f" officeooo:paragraph-rsid="0005aa60"/>
    </style:style>
    <style:style style:name="P42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T17" style:family="text">
      <style:text-properties officeooo:rsid="00153bba"/>
    </style:style>
    <style:style style:name="T18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41" text:outline-level="1">Name: Dheeraj Chaudhary</text:h>
      <text:h text:style-name="P41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40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42">############## MODEL OF THE DATA USING <text:span text:style-name="T17">ARIMA</text:span> METHOD FOR 75% OF DATA ########</text:p>
      <text:p text:style-name="P32">train &lt;- window(mdeaths,start = c(1974,1) ,end=c(1978,6))</text:p>
      <text:p text:style-name="P32">train</text:p>
      <text:p text:style-name="P32">model = auto.arima(train)</text:p>
      <text:p text:style-name="P32">model</text:p>
      <text:p text:style-name="P32"/>
      <text:p text:style-name="P37">############# PREDICTED <text:span text:style-name="T18">OUTPUT</text:span> FOR NEXT 25% #######################</text:p>
      <text:p text:style-name="P37"># Q14 - Predict for next 25% data </text:p>
      <text:p text:style-name="P37">p &lt;- forecast(model, h = 18)</text:p>
      <text:p text:style-name="P37">p</text:p>
      <text:p text:style-name="P37">plot(mdeaths)</text:p>
      <text:p text:style-name="P37">plot(p)</text:p>
      <text:p text:style-name="P37">predicted = data.frame(p)</text:p>
      <text:p text:style-name="P37">arima_act_values = tail(time_series1,18)</text:p>
      <text:p text:style-name="P37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7"><text:soft-page-break/></text:p>
      <text:p text:style-name="P38">################# PLOTTING PREDICTED AND ACTUAL VALUES ##############</text:p>
      <text:p text:style-name="P38">X = time(arima_act_values)</text:p>
      <text:p text:style-name="P38">arima_df &lt;- as.data.frame(data.frame(X,predicted$Point.Forecast,arima_act_values))</text:p>
      <text:p text:style-name="P38">ggplot(arima_df,aes(X))+</text:p>
      <text:p text:style-name="P38"><text:s text:c="2"/>geom_line(aes(y=predicted$Point.Forecast),colour="green")+</text:p>
      <text:p text:style-name="P38"><text:s text:c="2"/>geom_line(aes(y=arima_act_values),colour = "black") + xlab("Time") + ylab("Deaths")+</text:p>
      <text:p text:style-name="P38"><text:s text:c="2"/>ggtitle("Predicted(green) and actual (black) values graph")</text:p>
      <text:p text:style-name="P38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9"><text:span text:style-name="T14">############ RMS ERROR BETWEEN PREDICTED AND ACTUAL VALUE USING ARIMA MODEL ###########</text:span></text:p>
      <text:p text:style-name="P39">rmse(arima_act_values,predicted$Point.Foreca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30:59.266760516</dc:date>
    <meta:editing-duration>PT58M25S</meta:editing-duration>
    <meta:editing-cycles>25</meta:editing-cycles>
    <meta:generator>LibreOffice/6.0.7.3$Linux_X86_64 LibreOffice_project/00m0$Build-3</meta:generator>
    <meta:document-statistic meta:table-count="0" meta:image-count="12" meta:object-count="0" meta:page-count="11" meta:paragraph-count="185" meta:word-count="967" meta:character-count="7351" meta:non-whitespace-character-count="6180"/>
  </office:meta>
</office:document-meta>
</file>